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-O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ypikh.apoklish</text:p>
          </table:table-cell>
          <table:table-cell office:value-type="string" calcext:value-type="string">
            <text:p>Mesh timh</text:p>
          </table:table-cell>
        </table:table-row>
        <table:table-row table:style-name="ro1">
          <table:table-cell office:value-type="string" calcext:value-type="string">
            <text:p>sobel_origin</text:p>
          </table:table-cell>
          <table:table-cell/>
          <table:table-cell office:value-type="float" office:value="5.42708" calcext:value-type="float">
            <text:p>5.42708</text:p>
          </table:table-cell>
          <table:table-cell office:value-type="float" office:value="5.41954" calcext:value-type="float">
            <text:p>5.41954</text:p>
          </table:table-cell>
          <table:table-cell office:value-type="float" office:value="5.42007" calcext:value-type="float">
            <text:p>5.42007</text:p>
          </table:table-cell>
          <table:table-cell office:value-type="float" office:value="5.4078" calcext:value-type="float">
            <text:p>5.4078</text:p>
          </table:table-cell>
          <table:table-cell office:value-type="float" office:value="5.42189" calcext:value-type="float">
            <text:p>5.42189</text:p>
          </table:table-cell>
          <table:table-cell office:value-type="float" office:value="5.42544" calcext:value-type="float">
            <text:p>5.42544</text:p>
          </table:table-cell>
          <table:table-cell office:value-type="float" office:value="5.3899" calcext:value-type="float">
            <text:p>5.3899</text:p>
          </table:table-cell>
          <table:table-cell office:value-type="float" office:value="5.4096" calcext:value-type="float">
            <text:p>5.4096</text:p>
          </table:table-cell>
          <table:table-cell office:value-type="float" office:value="5.41078" calcext:value-type="float">
            <text:p>5.41078</text:p>
          </table:table-cell>
          <table:table-cell office:value-type="float" office:value="5.38718" calcext:value-type="float">
            <text:p>5.38718</text:p>
          </table:table-cell>
          <table:table-cell office:value-type="float" office:value="5.40575" calcext:value-type="float">
            <text:p>5.40575</text:p>
          </table:table-cell>
          <table:table-cell office:value-type="float" office:value="5.40838" calcext:value-type="float">
            <text:p>5.40838</text:p>
          </table:table-cell>
          <table:table-cell/>
          <table:table-cell table:formula="of:=STDEV([.C2:.N2])" office:value-type="float" office:value="0.0127919741350867" calcext:value-type="float">
            <text:p>0.0127919741</text:p>
          </table:table-cell>
          <table:table-cell table:formula="of:=MEDIAN([.C2:.N2])" office:value-type="float" office:value="5.41019" calcext:value-type="float">
            <text:p>5.41019</text:p>
          </table:table-cell>
        </table:table-row>
        <table:table-row table:style-name="ro1">
          <table:table-cell office:value-type="string" calcext:value-type="string">
            <text:p>loop_interchange</text:p>
          </table:table-cell>
          <table:table-cell/>
          <table:table-cell office:value-type="float" office:value="4.25217" calcext:value-type="float">
            <text:p>4.25217</text:p>
          </table:table-cell>
          <table:table-cell office:value-type="float" office:value="4.25417" calcext:value-type="float">
            <text:p>4.25417</text:p>
          </table:table-cell>
          <table:table-cell office:value-type="float" office:value="4.2531" calcext:value-type="float">
            <text:p>4.2531</text:p>
          </table:table-cell>
          <table:table-cell office:value-type="float" office:value="4.25073" calcext:value-type="float">
            <text:p>4.25073</text:p>
          </table:table-cell>
          <table:table-cell office:value-type="float" office:value="4.25443" calcext:value-type="float">
            <text:p>4.25443</text:p>
          </table:table-cell>
          <table:table-cell office:value-type="float" office:value="4.256" calcext:value-type="float">
            <text:p>4.256</text:p>
          </table:table-cell>
          <table:table-cell office:value-type="float" office:value="4.25341" calcext:value-type="float">
            <text:p>4.25341</text:p>
          </table:table-cell>
          <table:table-cell office:value-type="float" office:value="4.26503" calcext:value-type="float">
            <text:p>4.26503</text:p>
          </table:table-cell>
          <table:table-cell office:value-type="float" office:value="4.25282" calcext:value-type="float">
            <text:p>4.25282</text:p>
          </table:table-cell>
          <table:table-cell office:value-type="float" office:value="4.25304" calcext:value-type="float">
            <text:p>4.25304</text:p>
          </table:table-cell>
          <table:table-cell office:value-type="float" office:value="4.2526" calcext:value-type="float">
            <text:p>4.2526</text:p>
          </table:table-cell>
          <table:table-cell office:value-type="float" office:value="4.26022" calcext:value-type="float">
            <text:p>4.26022</text:p>
          </table:table-cell>
          <table:table-cell/>
          <table:table-cell table:formula="of:=STDEV([.C3:.N3])" office:value-type="float" office:value="0.00400186093075361" calcext:value-type="float">
            <text:p>0.0040018609</text:p>
          </table:table-cell>
          <table:table-cell table:formula="of:=MEDIAN([.C3:.N3])" office:value-type="float" office:value="4.253255" calcext:value-type="float">
            <text:p>4.253255</text:p>
          </table:table-cell>
        </table:table-row>
        <table:table-row table:style-name="ro1">
          <table:table-cell office:value-type="string" calcext:value-type="string">
            <text:p>loop_unrolling</text:p>
          </table:table-cell>
          <table:table-cell/>
          <table:table-cell office:value-type="float" office:value="3.84978" calcext:value-type="float">
            <text:p>3.84978</text:p>
          </table:table-cell>
          <table:table-cell office:value-type="float" office:value="3.85059" calcext:value-type="float">
            <text:p>3.85059</text:p>
          </table:table-cell>
          <table:table-cell office:value-type="float" office:value="3.85408" calcext:value-type="float">
            <text:p>3.85408</text:p>
          </table:table-cell>
          <table:table-cell office:value-type="float" office:value="3.85032" calcext:value-type="float">
            <text:p>3.85032</text:p>
          </table:table-cell>
          <table:table-cell office:value-type="float" office:value="3.85579" calcext:value-type="float">
            <text:p>3.85579</text:p>
          </table:table-cell>
          <table:table-cell office:value-type="float" office:value="3.85301" calcext:value-type="float">
            <text:p>3.85301</text:p>
          </table:table-cell>
          <table:table-cell office:value-type="float" office:value="3.8491" calcext:value-type="float">
            <text:p>3.8491</text:p>
          </table:table-cell>
          <table:table-cell office:value-type="float" office:value="3.86185" calcext:value-type="float">
            <text:p>3.86185</text:p>
          </table:table-cell>
          <table:table-cell office:value-type="float" office:value="3.85181" calcext:value-type="float">
            <text:p>3.85181</text:p>
          </table:table-cell>
          <table:table-cell office:value-type="float" office:value="3.84921" calcext:value-type="float">
            <text:p>3.84921</text:p>
          </table:table-cell>
          <table:table-cell office:value-type="float" office:value="3.85394" calcext:value-type="float">
            <text:p>3.85394</text:p>
          </table:table-cell>
          <table:table-cell office:value-type="float" office:value="3.8534" calcext:value-type="float">
            <text:p>3.8534</text:p>
          </table:table-cell>
          <table:table-cell/>
          <table:table-cell table:formula="of:=STDEV([.C4:.N4])" office:value-type="float" office:value="0.00359108238937408" calcext:value-type="float">
            <text:p>0.0035910824</text:p>
          </table:table-cell>
          <table:table-cell table:formula="of:=MEDIAN([.C4:.N4])" office:value-type="float" office:value="3.85241" calcext:value-type="float">
            <text:p>3.85241</text:p>
          </table:table-cell>
        </table:table-row>
        <table:table-row table:style-name="ro1">
          <table:table-cell office:value-type="string" calcext:value-type="string">
            <text:p>loop_unrolling_grammh_107</text:p>
          </table:table-cell>
          <table:table-cell/>
          <table:table-cell office:value-type="float" office:value="4.18718" calcext:value-type="float">
            <text:p>4.18718</text:p>
          </table:table-cell>
          <table:table-cell office:value-type="float" office:value="4.18468" calcext:value-type="float">
            <text:p>4.18468</text:p>
          </table:table-cell>
          <table:table-cell office:value-type="float" office:value="4.18384" calcext:value-type="float">
            <text:p>4.18384</text:p>
          </table:table-cell>
          <table:table-cell office:value-type="float" office:value="4.18846" calcext:value-type="float">
            <text:p>4.18846</text:p>
          </table:table-cell>
          <table:table-cell office:value-type="float" office:value="4.18595" calcext:value-type="float">
            <text:p>4.18595</text:p>
          </table:table-cell>
          <table:table-cell office:value-type="float" office:value="4.18475" calcext:value-type="float">
            <text:p>4.18475</text:p>
          </table:table-cell>
          <table:table-cell office:value-type="float" office:value="4.18654" calcext:value-type="float">
            <text:p>4.18654</text:p>
          </table:table-cell>
          <table:table-cell office:value-type="float" office:value="4.18437" calcext:value-type="float">
            <text:p>4.18437</text:p>
          </table:table-cell>
          <table:table-cell office:value-type="float" office:value="4.18527" calcext:value-type="float">
            <text:p>4.18527</text:p>
          </table:table-cell>
          <table:table-cell office:value-type="float" office:value="4.18416" calcext:value-type="float">
            <text:p>4.18416</text:p>
          </table:table-cell>
          <table:table-cell office:value-type="float" office:value="4.18682" calcext:value-type="float">
            <text:p>4.18682</text:p>
          </table:table-cell>
          <table:table-cell office:value-type="float" office:value="4.18399" calcext:value-type="float">
            <text:p>4.18399</text:p>
          </table:table-cell>
          <table:table-cell office:value-type="string" calcext:value-type="string">
            <text:p>απορρίπτεται</text:p>
          </table:table-cell>
          <table:table-cell table:formula="of:=STDEV([.C5:.N5])" office:value-type="float" office:value="0.00147729764547743" calcext:value-type="float">
            <text:p>0.0014772976</text:p>
          </table:table-cell>
          <table:table-cell table:formula="of:=MEDIAN([.C5:.N5])" office:value-type="float" office:value="4.18501" calcext:value-type="float">
            <text:p>4.18501</text:p>
          </table:table-cell>
        </table:table-row>
        <table:table-row table:style-name="ro1">
          <table:table-cell office:value-type="string" calcext:value-type="string">
            <text:p>function_inlining_1</text:p>
          </table:table-cell>
          <table:table-cell/>
          <table:table-cell office:value-type="float" office:value="3.63753" calcext:value-type="float">
            <text:p>3.63753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63671" calcext:value-type="float">
            <text:p>3.63671</text:p>
          </table:table-cell>
          <table:table-cell office:value-type="float" office:value="3.63687" calcext:value-type="float">
            <text:p>3.63687</text:p>
          </table:table-cell>
          <table:table-cell office:value-type="float" office:value="3.63628" calcext:value-type="float">
            <text:p>3.63628</text:p>
          </table:table-cell>
          <table:table-cell office:value-type="float" office:value="3.638" calcext:value-type="float">
            <text:p>3.638</text:p>
          </table:table-cell>
          <table:table-cell office:value-type="float" office:value="3.64139" calcext:value-type="float">
            <text:p>3.64139</text:p>
          </table:table-cell>
          <table:table-cell office:value-type="float" office:value="3.63885" calcext:value-type="float">
            <text:p>3.63885</text:p>
          </table:table-cell>
          <table:table-cell office:value-type="float" office:value="3.64148" calcext:value-type="float">
            <text:p>3.64148</text:p>
          </table:table-cell>
          <table:table-cell office:value-type="float" office:value="3.63658" calcext:value-type="float">
            <text:p>3.63658</text:p>
          </table:table-cell>
          <table:table-cell office:value-type="float" office:value="3.63816" calcext:value-type="float">
            <text:p>3.63816</text:p>
          </table:table-cell>
          <table:table-cell office:value-type="float" office:value="3.63713" calcext:value-type="float">
            <text:p>3.63713</text:p>
          </table:table-cell>
          <table:table-cell/>
          <table:table-cell table:formula="of:=STDEV([.C6:.N6])" office:value-type="float" office:value="0.00183999752964262" calcext:value-type="float">
            <text:p>0.0018399975</text:p>
          </table:table-cell>
          <table:table-cell table:formula="of:=MEDIAN([.C6:.N6])" office:value-type="float" office:value="3.637765" calcext:value-type="float">
            <text:p>3.637765</text:p>
          </table:table-cell>
        </table:table-row>
        <table:table-row table:style-name="ro1">
          <table:table-cell office:value-type="string" calcext:value-type="string">
            <text:p>loop_unrolling_grammh_125_v1</text:p>
          </table:table-cell>
          <table:table-cell/>
          <table:table-cell office:value-type="float" office:value="3.63749" calcext:value-type="float">
            <text:p>3.63749</text:p>
          </table:table-cell>
          <table:table-cell office:value-type="float" office:value="3.6316" calcext:value-type="float">
            <text:p>3.6316</text:p>
          </table:table-cell>
          <table:table-cell office:value-type="float" office:value="3.62929" calcext:value-type="float">
            <text:p>3.62929</text:p>
          </table:table-cell>
          <table:table-cell office:value-type="float" office:value="3.63135" calcext:value-type="float">
            <text:p>3.63135</text:p>
          </table:table-cell>
          <table:table-cell office:value-type="float" office:value="3.63185" calcext:value-type="float">
            <text:p>3.63185</text:p>
          </table:table-cell>
          <table:table-cell office:value-type="float" office:value="3.62929" calcext:value-type="float">
            <text:p>3.62929</text:p>
          </table:table-cell>
          <table:table-cell office:value-type="float" office:value="3.63216" calcext:value-type="float">
            <text:p>3.63216</text:p>
          </table:table-cell>
          <table:table-cell office:value-type="float" office:value="3.63012" calcext:value-type="float">
            <text:p>3.63012</text:p>
          </table:table-cell>
          <table:table-cell office:value-type="float" office:value="3.62998" calcext:value-type="float">
            <text:p>3.62998</text:p>
          </table:table-cell>
          <table:table-cell office:value-type="float" office:value="3.63175" calcext:value-type="float">
            <text:p>3.63175</text:p>
          </table:table-cell>
          <table:table-cell office:value-type="float" office:value="3.62983" calcext:value-type="float">
            <text:p>3.62983</text:p>
          </table:table-cell>
          <table:table-cell office:value-type="float" office:value="3.63024" calcext:value-type="float">
            <text:p>3.63024</text:p>
          </table:table-cell>
          <table:table-cell/>
          <table:table-cell table:formula="of:=STDEV([.C7:.N7])" office:value-type="float" office:value="0.00221805589868627" calcext:value-type="float">
            <text:p>0.0022180559</text:p>
          </table:table-cell>
          <table:table-cell table:formula="of:=MEDIAN([.C7:.N7])" office:value-type="float" office:value="3.630795" calcext:value-type="float">
            <text:p>3.630795</text:p>
          </table:table-cell>
        </table:table-row>
        <table:table-row table:style-name="ro1">
          <table:table-cell office:value-type="string" calcext:value-type="string">
            <text:p>loop_unrolling_grammh_108</text:p>
          </table:table-cell>
          <table:table-cell/>
          <table:table-cell office:value-type="float" office:value="3.65017" calcext:value-type="float">
            <text:p>3.65017</text:p>
          </table:table-cell>
          <table:table-cell office:value-type="float" office:value="3.64806" calcext:value-type="float">
            <text:p>3.64806</text:p>
          </table:table-cell>
          <table:table-cell office:value-type="float" office:value="3.65447" calcext:value-type="float">
            <text:p>3.65447</text:p>
          </table:table-cell>
          <table:table-cell office:value-type="float" office:value="3.64818" calcext:value-type="float">
            <text:p>3.64818</text:p>
          </table:table-cell>
          <table:table-cell office:value-type="float" office:value="3.64961" calcext:value-type="float">
            <text:p>3.64961</text:p>
          </table:table-cell>
          <table:table-cell office:value-type="float" office:value="3.64937" calcext:value-type="float">
            <text:p>3.64937</text:p>
          </table:table-cell>
          <table:table-cell table:number-columns-repeated="2" office:value-type="float" office:value="3.64888" calcext:value-type="float">
            <text:p>3.64888</text:p>
          </table:table-cell>
          <table:table-cell office:value-type="float" office:value="3.64905" calcext:value-type="float">
            <text:p>3.64905</text:p>
          </table:table-cell>
          <table:table-cell office:value-type="float" office:value="3.64955" calcext:value-type="float">
            <text:p>3.64955</text:p>
          </table:table-cell>
          <table:table-cell office:value-type="float" office:value="3.64827" calcext:value-type="float">
            <text:p>3.64827</text:p>
          </table:table-cell>
          <table:table-cell office:value-type="float" office:value="3.6484" calcext:value-type="float">
            <text:p>3.6484</text:p>
          </table:table-cell>
          <table:table-cell office:value-type="string" calcext:value-type="string">
            <text:p>απορρίπτεται</text:p>
          </table:table-cell>
          <table:table-cell table:formula="of:=STDEV([.C8:.N8])" office:value-type="float" office:value="0.00172122643906759" calcext:value-type="float">
            <text:p>0.0017212264</text:p>
          </table:table-cell>
          <table:table-cell table:formula="of:=MEDIAN([.C8:.N8])" office:value-type="float" office:value="3.648965" calcext:value-type="float">
            <text:p>3.648965</text:p>
          </table:table-cell>
        </table:table-row>
        <table:table-row table:style-name="ro1">
          <table:table-cell office:value-type="string" calcext:value-type="string">
            <text:p>loop_unrolling_grammh_108_kata_4</text:p>
          </table:table-cell>
          <table:table-cell/>
          <table:table-cell office:value-type="float" office:value="3.6509" calcext:value-type="float">
            <text:p>3.6509</text:p>
          </table:table-cell>
          <table:table-cell office:value-type="float" office:value="3.64959" calcext:value-type="float">
            <text:p>3.64959</text:p>
          </table:table-cell>
          <table:table-cell office:value-type="float" office:value="3.653" calcext:value-type="float">
            <text:p>3.653</text:p>
          </table:table-cell>
          <table:table-cell office:value-type="float" office:value="3.65242" calcext:value-type="float">
            <text:p>3.65242</text:p>
          </table:table-cell>
          <table:table-cell office:value-type="float" office:value="3.64998" calcext:value-type="float">
            <text:p>3.64998</text:p>
          </table:table-cell>
          <table:table-cell office:value-type="float" office:value="3.65072" calcext:value-type="float">
            <text:p>3.65072</text:p>
          </table:table-cell>
          <table:table-cell office:value-type="float" office:value="3.6506" calcext:value-type="float">
            <text:p>3.6506</text:p>
          </table:table-cell>
          <table:table-cell office:value-type="float" office:value="3.65302" calcext:value-type="float">
            <text:p>3.65302</text:p>
          </table:table-cell>
          <table:table-cell office:value-type="float" office:value="3.65415" calcext:value-type="float">
            <text:p>3.65415</text:p>
          </table:table-cell>
          <table:table-cell office:value-type="float" office:value="3.65224" calcext:value-type="float">
            <text:p>3.65224</text:p>
          </table:table-cell>
          <table:table-cell office:value-type="float" office:value="3.65143" calcext:value-type="float">
            <text:p>3.65143</text:p>
          </table:table-cell>
          <table:table-cell office:value-type="float" office:value="3.65808" calcext:value-type="float">
            <text:p>3.65808</text:p>
          </table:table-cell>
          <table:table-cell office:value-type="string" calcext:value-type="string">
            <text:p>απορρίπτεται</text:p>
          </table:table-cell>
          <table:table-cell table:formula="of:=STDEV([.C9:.N9])" office:value-type="float" office:value="0.00230625680585347" calcext:value-type="float">
            <text:p>0.0023062568</text:p>
          </table:table-cell>
          <table:table-cell table:formula="of:=MEDIAN([.C9:.N9])" office:value-type="float" office:value="3.651835" calcext:value-type="float">
            <text:p>3.651835</text:p>
          </table:table-cell>
        </table:table-row>
        <table:table-row table:style-name="ro1">
          <table:table-cell office:value-type="string" calcext:value-type="string">
            <text:p>loop_fusion_vrogxou_107_me_125</text:p>
          </table:table-cell>
          <table:table-cell/>
          <table:table-cell office:value-type="float" office:value="3.6632" calcext:value-type="float">
            <text:p>3.6632</text:p>
          </table:table-cell>
          <table:table-cell office:value-type="float" office:value="3.66176" calcext:value-type="float">
            <text:p>3.66176</text:p>
          </table:table-cell>
          <table:table-cell office:value-type="float" office:value="3.6613" calcext:value-type="float">
            <text:p>3.6613</text:p>
          </table:table-cell>
          <table:table-cell office:value-type="float" office:value="3.662" calcext:value-type="float">
            <text:p>3.662</text:p>
          </table:table-cell>
          <table:table-cell office:value-type="float" office:value="3.66144" calcext:value-type="float">
            <text:p>3.66144</text:p>
          </table:table-cell>
          <table:table-cell office:value-type="float" office:value="3.65998" calcext:value-type="float">
            <text:p>3.65998</text:p>
          </table:table-cell>
          <table:table-cell office:value-type="float" office:value="3.66145" calcext:value-type="float">
            <text:p>3.66145</text:p>
          </table:table-cell>
          <table:table-cell office:value-type="float" office:value="3.6717" calcext:value-type="float">
            <text:p>3.6717</text:p>
          </table:table-cell>
          <table:table-cell office:value-type="float" office:value="3.6647" calcext:value-type="float">
            <text:p>3.6647</text:p>
          </table:table-cell>
          <table:table-cell office:value-type="float" office:value="3.66319" calcext:value-type="float">
            <text:p>3.66319</text:p>
          </table:table-cell>
          <table:table-cell office:value-type="float" office:value="3.66305" calcext:value-type="float">
            <text:p>3.66305</text:p>
          </table:table-cell>
          <table:table-cell office:value-type="float" office:value="3.66408" calcext:value-type="float">
            <text:p>3.66408</text:p>
          </table:table-cell>
          <table:table-cell table:style-name="ce3" office:value-type="string" calcext:value-type="string">
            <text:p>απορρίπτεται</text:p>
          </table:table-cell>
          <table:table-cell table:formula="of:=STDEV([.C10:.N10])" office:value-type="float" office:value="0.00299884662172076" calcext:value-type="float">
            <text:p>0.0029988466</text:p>
          </table:table-cell>
          <table:table-cell table:formula="of:=MEDIAN([.C10:.N10])" office:value-type="float" office:value="3.662525" calcext:value-type="float">
            <text:p>3.662525</text:p>
          </table:table-cell>
        </table:table-row>
        <table:table-row table:style-name="ro1">
          <table:table-cell office:value-type="string" calcext:value-type="string">
            <text:p>code_motion_v2</text:p>
          </table:table-cell>
          <table:table-cell/>
          <table:table-cell office:value-type="float" office:value="3.64098" calcext:value-type="float">
            <text:p>3.64098</text:p>
          </table:table-cell>
          <table:table-cell office:value-type="float" office:value="3.64089" calcext:value-type="float">
            <text:p>3.64089</text:p>
          </table:table-cell>
          <table:table-cell office:value-type="string" calcext:value-type="string">
            <text:p>3.64147 s</text:p>
          </table:table-cell>
          <table:table-cell office:value-type="float" office:value="3.6442" calcext:value-type="float">
            <text:p>3.6442</text:p>
          </table:table-cell>
          <table:table-cell office:value-type="float" office:value="3.64132" calcext:value-type="float">
            <text:p>3.64132</text:p>
          </table:table-cell>
          <table:table-cell office:value-type="float" office:value="3.64164" calcext:value-type="float">
            <text:p>3.64164</text:p>
          </table:table-cell>
          <table:table-cell office:value-type="float" office:value="3.64213" calcext:value-type="float">
            <text:p>3.64213</text:p>
          </table:table-cell>
          <table:table-cell office:value-type="float" office:value="3.64389" calcext:value-type="float">
            <text:p>3.64389</text:p>
          </table:table-cell>
          <table:table-cell office:value-type="float" office:value="3.64499" calcext:value-type="float">
            <text:p>3.64499</text:p>
          </table:table-cell>
          <table:table-cell office:value-type="float" office:value="3.64125" calcext:value-type="float">
            <text:p>3.64125</text:p>
          </table:table-cell>
          <table:table-cell office:value-type="float" office:value="3.64161" calcext:value-type="float">
            <text:p>3.64161</text:p>
          </table:table-cell>
          <table:table-cell office:value-type="float" office:value="3.64139" calcext:value-type="float">
            <text:p>3.64139</text:p>
          </table:table-cell>
          <table:table-cell office:value-type="string" calcext:value-type="string">
            <text:p>απορρίπτεται</text:p>
          </table:table-cell>
          <table:table-cell table:formula="of:=STDEV([.C11:.N11])" office:value-type="float" office:value="0.00144373001757124" calcext:value-type="float">
            <text:p>0.00144373</text:p>
          </table:table-cell>
          <table:table-cell table:formula="of:=MEDIAN([.C11:.N11])" office:value-type="float" office:value="3.64161" calcext:value-type="float">
            <text:p>3.64161</text:p>
          </table:table-cell>
        </table:table-row>
        <table:table-row table:style-name="ro1">
          <table:table-cell office:value-type="string" calcext:value-type="string">
            <text:p>code_motion_v1</text:p>
          </table:table-cell>
          <table:table-cell/>
          <table:table-cell office:value-type="float" office:value="3.65834" calcext:value-type="float">
            <text:p>3.65834</text:p>
          </table:table-cell>
          <table:table-cell office:value-type="float" office:value="3.66314" calcext:value-type="float">
            <text:p>3.66314</text:p>
          </table:table-cell>
          <table:table-cell office:value-type="float" office:value="3.65789" calcext:value-type="float">
            <text:p>3.65789</text:p>
          </table:table-cell>
          <table:table-cell office:value-type="float" office:value="3.65828" calcext:value-type="float">
            <text:p>3.65828</text:p>
          </table:table-cell>
          <table:table-cell office:value-type="float" office:value="3.65752" calcext:value-type="float">
            <text:p>3.65752</text:p>
          </table:table-cell>
          <table:table-cell office:value-type="float" office:value="3.65783" calcext:value-type="float">
            <text:p>3.65783</text:p>
          </table:table-cell>
          <table:table-cell office:value-type="float" office:value="3.6589" calcext:value-type="float">
            <text:p>3.6589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3.6579" calcext:value-type="float">
            <text:p>3.6579</text:p>
          </table:table-cell>
          <table:table-cell office:value-type="float" office:value="3.65766" calcext:value-type="float">
            <text:p>3.65766</text:p>
          </table:table-cell>
          <table:table-cell office:value-type="float" office:value="3.66018" calcext:value-type="float">
            <text:p>3.66018</text:p>
          </table:table-cell>
          <table:table-cell office:value-type="float" office:value="3.65839" calcext:value-type="float">
            <text:p>3.65839</text:p>
          </table:table-cell>
          <table:table-cell office:value-type="string" calcext:value-type="string">
            <text:p>απορρίπτεται</text:p>
          </table:table-cell>
          <table:table-cell table:formula="of:=STDEV([.C12:.N12])" office:value-type="float" office:value="0.00158710714537781" calcext:value-type="float">
            <text:p>0.0015871071</text:p>
          </table:table-cell>
          <table:table-cell table:formula="of:=MEDIAN([.C12:.N12])" office:value-type="float" office:value="3.65809" calcext:value-type="float">
            <text:p>3.65809</text:p>
          </table:table-cell>
        </table:table-row>
        <table:table-row table:style-name="ro1">
          <table:table-cell office:value-type="string" calcext:value-type="string">
            <text:p>common_sub_elimination_v1</text:p>
          </table:table-cell>
          <table:table-cell/>
          <table:table-cell office:value-type="float" office:value="3.42046" calcext:value-type="float">
            <text:p>3.42046</text:p>
          </table:table-cell>
          <table:table-cell office:value-type="float" office:value="3.42059" calcext:value-type="float">
            <text:p>3.42059</text:p>
          </table:table-cell>
          <table:table-cell table:style-name="ce1" office:value-type="float" office:value="3.42898" calcext:value-type="float">
            <text:p>3.42898</text:p>
          </table:table-cell>
          <table:table-cell table:style-name="ce1" office:value-type="float" office:value="3.42059" calcext:value-type="float">
            <text:p>3.42059</text:p>
          </table:table-cell>
          <table:table-cell table:style-name="ce2" office:value-type="float" office:value="3.42188" calcext:value-type="float">
            <text:p>3.42188</text:p>
          </table:table-cell>
          <table:table-cell office:value-type="float" office:value="3.42496" calcext:value-type="float">
            <text:p>3.42496</text:p>
          </table:table-cell>
          <table:table-cell office:value-type="float" office:value="3.42165" calcext:value-type="float">
            <text:p>3.42165</text:p>
          </table:table-cell>
          <table:table-cell office:value-type="float" office:value="3.42107" calcext:value-type="float">
            <text:p>3.42107</text:p>
          </table:table-cell>
          <table:table-cell office:value-type="float" office:value="3.42047" calcext:value-type="float">
            <text:p>3.42047</text:p>
          </table:table-cell>
          <table:table-cell office:value-type="float" office:value="3.42039" calcext:value-type="float">
            <text:p>3.42039</text:p>
          </table:table-cell>
          <table:table-cell office:value-type="float" office:value="3.42073" calcext:value-type="float">
            <text:p>3.42073</text:p>
          </table:table-cell>
          <table:table-cell office:value-type="float" office:value="3.42133" calcext:value-type="float">
            <text:p>3.42133</text:p>
          </table:table-cell>
          <table:table-cell/>
          <table:table-cell table:formula="of:=STDEV([.C13:.N13])" office:value-type="float" office:value="0.00255412144653235" calcext:value-type="float">
            <text:p>0.0025541214</text:p>
          </table:table-cell>
          <table:table-cell table:formula="of:=MEDIAN([.C13:.N13])" office:value-type="float" office:value="3.4209" calcext:value-type="float">
            <text:p>3.4209</text:p>
          </table:table-cell>
        </table:table-row>
        <table:table-row table:style-name="ro1">
          <table:table-cell office:value-type="string" calcext:value-type="string">
            <text:p>common_sub_elimination_v2</text:p>
          </table:table-cell>
          <table:table-cell/>
          <table:table-cell office:value-type="float" office:value="3.42428" calcext:value-type="float">
            <text:p>3.42428</text:p>
          </table:table-cell>
          <table:table-cell office:value-type="float" office:value="3.42096" calcext:value-type="float">
            <text:p>3.42096</text:p>
          </table:table-cell>
          <table:table-cell office:value-type="float" office:value="3.4207" calcext:value-type="float">
            <text:p>3.4207</text:p>
          </table:table-cell>
          <table:table-cell office:value-type="float" office:value="3.4214" calcext:value-type="float">
            <text:p>3.4214</text:p>
          </table:table-cell>
          <table:table-cell office:value-type="float" office:value="3.42059" calcext:value-type="float">
            <text:p>3.42059</text:p>
          </table:table-cell>
          <table:table-cell office:value-type="float" office:value="3.42185" calcext:value-type="float">
            <text:p>3.42185</text:p>
          </table:table-cell>
          <table:table-cell office:value-type="float" office:value="3.4229" calcext:value-type="float">
            <text:p>3.4229</text:p>
          </table:table-cell>
          <table:table-cell office:value-type="float" office:value="3.42039" calcext:value-type="float">
            <text:p>3.42039</text:p>
          </table:table-cell>
          <table:table-cell office:value-type="float" office:value="3.42125" calcext:value-type="float">
            <text:p>3.42125</text:p>
          </table:table-cell>
          <table:table-cell office:value-type="float" office:value="3.42095" calcext:value-type="float">
            <text:p>3.42095</text:p>
          </table:table-cell>
          <table:table-cell office:value-type="float" office:value="3.4201" calcext:value-type="float">
            <text:p>3.4201</text:p>
          </table:table-cell>
          <table:table-cell office:value-type="float" office:value="3.42069" calcext:value-type="float">
            <text:p>3.42069</text:p>
          </table:table-cell>
          <table:table-cell office:value-type="string" calcext:value-type="string">
            <text:p>απορρίπτεται</text:p>
          </table:table-cell>
          <table:table-cell table:formula="of:=STDEV([.C14:.N14])" office:value-type="float" office:value="0.00118629164996968" calcext:value-type="float">
            <text:p>0.0011862916</text:p>
          </table:table-cell>
          <table:table-cell table:formula="of:=MEDIAN([.C14:.N14])" office:value-type="float" office:value="3.420955" calcext:value-type="float">
            <text:p>3.420955</text:p>
          </table:table-cell>
        </table:table-row>
        <table:table-row table:style-name="ro1">
          <table:table-cell office:value-type="string" calcext:value-type="string">
            <text:p>str_reduction_v1</text:p>
          </table:table-cell>
          <table:table-cell/>
          <table:table-cell office:value-type="float" office:value="3.39774" calcext:value-type="float">
            <text:p>3.39774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9766" calcext:value-type="float">
            <text:p>3.39766</text:p>
          </table:table-cell>
          <table:table-cell office:value-type="float" office:value="3.39756" calcext:value-type="float">
            <text:p>3.39756</text:p>
          </table:table-cell>
          <table:table-cell office:value-type="float" office:value="3.39806" calcext:value-type="float">
            <text:p>3.39806</text:p>
          </table:table-cell>
          <table:table-cell office:value-type="float" office:value="3.40035" calcext:value-type="float">
            <text:p>3.40035</text:p>
          </table:table-cell>
          <table:table-cell office:value-type="float" office:value="3.4026" calcext:value-type="float">
            <text:p>3.4026</text:p>
          </table:table-cell>
          <table:table-cell office:value-type="float" office:value="3.39797" calcext:value-type="float">
            <text:p>3.39797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39855" calcext:value-type="float">
            <text:p>3.39855</text:p>
          </table:table-cell>
          <table:table-cell office:value-type="float" office:value="3.39816" calcext:value-type="float">
            <text:p>3.39816</text:p>
          </table:table-cell>
          <table:table-cell/>
          <table:table-cell table:formula="of:=STDEV([.C15:.N15])" office:value-type="float" office:value="0.0014754434361687" calcext:value-type="float">
            <text:p>0.0014754434</text:p>
          </table:table-cell>
          <table:table-cell table:formula="of:=MEDIAN([.C15:.N15])" office:value-type="float" office:value="3.398015" calcext:value-type="float">
            <text:p>3.398015</text:p>
          </table:table-cell>
        </table:table-row>
        <table:table-row table:style-name="ro1">
          <table:table-cell office:value-type="string" calcext:value-type="string">
            <text:p>str_reduction_v3</text:p>
          </table:table-cell>
          <table:table-cell/>
          <table:table-cell office:value-type="float" office:value="1.70635" calcext:value-type="float">
            <text:p>1.70635</text:p>
          </table:table-cell>
          <table:table-cell office:value-type="float" office:value="1.706" calcext:value-type="float">
            <text:p>1.706</text:p>
          </table:table-cell>
          <table:table-cell office:value-type="float" office:value="1.70652" calcext:value-type="float">
            <text:p>1.70652</text:p>
          </table:table-cell>
          <table:table-cell office:value-type="float" office:value="1.70631" calcext:value-type="float">
            <text:p>1.70631</text:p>
          </table:table-cell>
          <table:table-cell office:value-type="float" office:value="1.7064" calcext:value-type="float">
            <text:p>1.7064</text:p>
          </table:table-cell>
          <table:table-cell office:value-type="float" office:value="1.70654" calcext:value-type="float">
            <text:p>1.70654</text:p>
          </table:table-cell>
          <table:table-cell office:value-type="float" office:value="1.7066" calcext:value-type="float">
            <text:p>1.7066</text:p>
          </table:table-cell>
          <table:table-cell office:value-type="float" office:value="1.70629" calcext:value-type="float">
            <text:p>1.70629</text:p>
          </table:table-cell>
          <table:table-cell office:value-type="float" office:value="1.70661" calcext:value-type="float">
            <text:p>1.70661</text:p>
          </table:table-cell>
          <table:table-cell office:value-type="float" office:value="1.70625" calcext:value-type="float">
            <text:p>1.70625</text:p>
          </table:table-cell>
          <table:table-cell office:value-type="float" office:value="1.70638" calcext:value-type="float">
            <text:p>1.70638</text:p>
          </table:table-cell>
          <table:table-cell office:value-type="float" office:value="1.70674" calcext:value-type="float">
            <text:p>1.70674</text:p>
          </table:table-cell>
          <table:table-cell/>
          <table:table-cell table:formula="of:=STDEV([.C16:.N16])" office:value-type="float" office:value="0.000199155413654423" calcext:value-type="float">
            <text:p>0.0001991554</text:p>
          </table:table-cell>
          <table:table-cell table:formula="of:=MEDIAN([.C16:.N16])" office:value-type="float" office:value="1.70639" calcext:value-type="float">
            <text:p>1.70639</text:p>
          </table:table-cell>
        </table:table-row>
        <table:table-row table:style-name="ro1">
          <table:table-cell office:value-type="string" calcext:value-type="string">
            <text:p>function_inlining_v2</text:p>
          </table:table-cell>
          <table:table-cell/>
          <table:table-cell office:value-type="float" office:value="1.5832" calcext:value-type="float">
            <text:p>1.5832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58371" calcext:value-type="float">
            <text:p>1.58371</text:p>
          </table:table-cell>
          <table:table-cell office:value-type="float" office:value="1.5835" calcext:value-type="float">
            <text:p>1.5835</text:p>
          </table:table-cell>
          <table:table-cell office:value-type="float" office:value="1.58354" calcext:value-type="float">
            <text:p>1.58354</text:p>
          </table:table-cell>
          <table:table-cell office:value-type="float" office:value="1.58378" calcext:value-type="float">
            <text:p>1.58378</text:p>
          </table:table-cell>
          <table:table-cell office:value-type="float" office:value="1.583" calcext:value-type="float">
            <text:p>1.583</text:p>
          </table:table-cell>
          <table:table-cell office:value-type="float" office:value="1.5833" calcext:value-type="float">
            <text:p>1.5833</text:p>
          </table:table-cell>
          <table:table-cell office:value-type="float" office:value="1.58321" calcext:value-type="float">
            <text:p>1.58321</text:p>
          </table:table-cell>
          <table:table-cell office:value-type="float" office:value="1.58338" calcext:value-type="float">
            <text:p>1.58338</text:p>
          </table:table-cell>
          <table:table-cell office:value-type="float" office:value="1.58334" calcext:value-type="float">
            <text:p>1.58334</text:p>
          </table:table-cell>
          <table:table-cell office:value-type="float" office:value="1.5833" calcext:value-type="float">
            <text:p>1.5833</text:p>
          </table:table-cell>
          <table:table-cell/>
          <table:table-cell table:formula="of:=STDEV([.C17:.N17])" office:value-type="float" office:value="0.000219206558185448" calcext:value-type="float">
            <text:p>0.0002192066</text:p>
          </table:table-cell>
          <table:table-cell table:formula="of:=MEDIAN([.C17:.N17])" office:value-type="float" office:value="1.58336" calcext:value-type="float">
            <text:p>1.58336</text:p>
          </table:table-cell>
        </table:table-row>
        <table:table-row table:style-name="ro1">
          <table:table-cell office:value-type="string" calcext:value-type="string">
            <text:p>teliko</text:p>
          </table:table-cell>
          <table:table-cell/>
          <table:table-cell office:value-type="float" office:value="1.53496" calcext:value-type="float">
            <text:p>1.53496</text:p>
          </table:table-cell>
          <table:table-cell office:value-type="float" office:value="1.33169" calcext:value-type="float">
            <text:p>1.33169</text:p>
          </table:table-cell>
          <table:table-cell table:number-columns-repeated="2" office:value-type="float" office:value="1.33162" calcext:value-type="float">
            <text:p>1.33162</text:p>
          </table:table-cell>
          <table:table-cell office:value-type="float" office:value="1.33165" calcext:value-type="float">
            <text:p>1.33165</text:p>
          </table:table-cell>
          <table:table-cell office:value-type="float" office:value="1.3317" calcext:value-type="float">
            <text:p>1.3317</text:p>
          </table:table-cell>
          <table:table-cell office:value-type="float" office:value="1.33164" calcext:value-type="float">
            <text:p>1.33164</text:p>
          </table:table-cell>
          <table:table-cell office:value-type="float" office:value="1.332" calcext:value-type="float">
            <text:p>1.332</text:p>
          </table:table-cell>
          <table:table-cell table:number-columns-repeated="3" office:value-type="float" office:value="1.33213" calcext:value-type="float">
            <text:p>1.33213</text:p>
          </table:table-cell>
          <table:table-cell office:value-type="float" office:value="1.3429" calcext:value-type="float">
            <text:p>1.3429</text:p>
          </table:table-cell>
          <table:table-cell/>
          <table:table-cell table:formula="of:=STDEV([.C18:.N18])" office:value-type="float" office:value="0.058434895312232" calcext:value-type="float">
            <text:p>0.0584348953</text:p>
          </table:table-cell>
          <table:table-cell table:formula="of:=MEDIAN([.C18:.N18])" office:value-type="float" office:value="1.33185" calcext:value-type="float">
            <text:p>1.33185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-fa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bel_origin</text:p>
          </table:table-cell>
          <table:table-cell/>
          <table:table-cell office:value-type="float" office:value="1.20614" calcext:value-type="float">
            <text:p>1.20614</text:p>
          </table:table-cell>
          <table:table-cell office:value-type="float" office:value="1.206" calcext:value-type="float">
            <text:p>1.206</text:p>
          </table:table-cell>
          <table:table-cell office:value-type="float" office:value="1.20546" calcext:value-type="float">
            <text:p>1.20546</text:p>
          </table:table-cell>
          <table:table-cell office:value-type="float" office:value="1.20559" calcext:value-type="float">
            <text:p>1.20559</text:p>
          </table:table-cell>
          <table:table-cell office:value-type="float" office:value="1.2064" calcext:value-type="float">
            <text:p>1.2064</text:p>
          </table:table-cell>
          <table:table-cell office:value-type="float" office:value="1.20513" calcext:value-type="float">
            <text:p>1.20513</text:p>
          </table:table-cell>
          <table:table-cell office:value-type="float" office:value="1.20599" calcext:value-type="float">
            <text:p>1.20599</text:p>
          </table:table-cell>
          <table:table-cell office:value-type="float" office:value="1.20526" calcext:value-type="float">
            <text:p>1.20526</text:p>
          </table:table-cell>
          <table:table-cell office:value-type="float" office:value="1.20618" calcext:value-type="float">
            <text:p>1.20618</text:p>
          </table:table-cell>
          <table:table-cell office:value-type="float" office:value="1.20589" calcext:value-type="float">
            <text:p>1.20589</text:p>
          </table:table-cell>
          <table:table-cell office:value-type="float" office:value="1.2044" calcext:value-type="float">
            <text:p>1.2044</text:p>
          </table:table-cell>
          <table:table-cell office:value-type="float" office:value="1.20445" calcext:value-type="float">
            <text:p>1.20445</text:p>
          </table:table-cell>
          <table:table-cell/>
          <table:table-cell table:formula="of:=STDEV([.C25:.N25])" office:value-type="float" office:value="0.000658848283450794" calcext:value-type="float">
            <text:p>0.0006588483</text:p>
          </table:table-cell>
          <table:table-cell table:formula="of:=MEDIAN([.C25:.N25])" office:value-type="float" office:value="1.20574" calcext:value-type="float">
            <text:p>1.20574</text:p>
          </table:table-cell>
        </table:table-row>
        <table:table-row table:style-name="ro1">
          <table:table-cell office:value-type="string" calcext:value-type="string">
            <text:p>loop_interchange</text:p>
          </table:table-cell>
          <table:table-cell/>
          <table:table-cell office:value-type="float" office:value="0.323093" calcext:value-type="float">
            <text:p>0.323093</text:p>
          </table:table-cell>
          <table:table-cell office:value-type="float" office:value="0.322985" calcext:value-type="float">
            <text:p>0.322985</text:p>
          </table:table-cell>
          <table:table-cell office:value-type="float" office:value="0.322921" calcext:value-type="float">
            <text:p>0.322921</text:p>
          </table:table-cell>
          <table:table-cell office:value-type="float" office:value="0.323026" calcext:value-type="float">
            <text:p>0.323026</text:p>
          </table:table-cell>
          <table:table-cell office:value-type="float" office:value="0.32292" calcext:value-type="float">
            <text:p>0.32292</text:p>
          </table:table-cell>
          <table:table-cell office:value-type="float" office:value="0.32295" calcext:value-type="float">
            <text:p>0.32295</text:p>
          </table:table-cell>
          <table:table-cell office:value-type="float" office:value="0.32293" calcext:value-type="float">
            <text:p>0.32293</text:p>
          </table:table-cell>
          <table:table-cell office:value-type="float" office:value="0.322961" calcext:value-type="float">
            <text:p>0.322961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322924" calcext:value-type="float">
            <text:p>0.322924</text:p>
          </table:table-cell>
          <table:table-cell office:value-type="float" office:value="0.322975" calcext:value-type="float">
            <text:p>0.322975</text:p>
          </table:table-cell>
          <table:table-cell office:value-type="float" office:value="0.322892" calcext:value-type="float">
            <text:p>0.322892</text:p>
          </table:table-cell>
          <table:table-cell/>
          <table:table-cell table:formula="of:=STDEV([.C26:.N26])" office:value-type="float" office:value="0.0000549856730651041" calcext:value-type="float">
            <text:p>5.49856730651041E-005</text:p>
          </table:table-cell>
          <table:table-cell table:formula="of:=MEDIAN([.C26:.N26])" office:value-type="float" office:value="0.3229555" calcext:value-type="float">
            <text:p>0.3229555</text:p>
          </table:table-cell>
        </table:table-row>
        <table:table-row table:style-name="ro1">
          <table:table-cell office:value-type="string" calcext:value-type="string">
            <text:p>loop_unrolling</text:p>
          </table:table-cell>
          <table:table-cell/>
          <table:table-cell office:value-type="float" office:value="0.140816" calcext:value-type="float">
            <text:p>0.140816</text:p>
          </table:table-cell>
          <table:table-cell office:value-type="float" office:value="0.140774" calcext:value-type="float">
            <text:p>0.140774</text:p>
          </table:table-cell>
          <table:table-cell office:value-type="float" office:value="0.140813" calcext:value-type="float">
            <text:p>0.140813</text:p>
          </table:table-cell>
          <table:table-cell office:value-type="float" office:value="0.140873" calcext:value-type="float">
            <text:p>0.140873</text:p>
          </table:table-cell>
          <table:table-cell office:value-type="float" office:value="0.140772" calcext:value-type="float">
            <text:p>0.140772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40818" calcext:value-type="float">
            <text:p>0.140818</text:p>
          </table:table-cell>
          <table:table-cell office:value-type="float" office:value="0.140799" calcext:value-type="float">
            <text:p>0.140799</text:p>
          </table:table-cell>
          <table:table-cell office:value-type="float" office:value="0.140823" calcext:value-type="float">
            <text:p>0.140823</text:p>
          </table:table-cell>
          <table:table-cell office:value-type="float" office:value="0.140785" calcext:value-type="float">
            <text:p>0.140785</text:p>
          </table:table-cell>
          <table:table-cell office:value-type="float" office:value="0.140826" calcext:value-type="float">
            <text:p>0.140826</text:p>
          </table:table-cell>
          <table:table-cell office:value-type="float" office:value="0.140784" calcext:value-type="float">
            <text:p>0.140784</text:p>
          </table:table-cell>
          <table:table-cell/>
          <table:table-cell table:formula="of:=STDEV([.C27:.N27])" office:value-type="float" office:value="0.0000280436618453659" calcext:value-type="float">
            <text:p>2.80436618453659E-005</text:p>
          </table:table-cell>
          <table:table-cell table:formula="of:=MEDIAN([.C27:.N27])" office:value-type="float" office:value="0.1408065" calcext:value-type="float">
            <text:p>0.1408065</text:p>
          </table:table-cell>
        </table:table-row>
        <table:table-row table:style-name="ro1">
          <table:table-cell office:value-type="string" calcext:value-type="string">
            <text:p>loop_unrolling_grammh_107</text:p>
          </table:table-cell>
          <table:table-cell/>
          <table:table-cell office:value-type="float" office:value="0.104186" calcext:value-type="float">
            <text:p>0.104186</text:p>
          </table:table-cell>
          <table:table-cell office:value-type="float" office:value="0.104158" calcext:value-type="float">
            <text:p>0.104158</text:p>
          </table:table-cell>
          <table:table-cell office:value-type="float" office:value="0.10415" calcext:value-type="float">
            <text:p>0.10415</text:p>
          </table:table-cell>
          <table:table-cell office:value-type="float" office:value="0.104156" calcext:value-type="float">
            <text:p>0.104156</text:p>
          </table:table-cell>
          <table:table-cell office:value-type="float" office:value="0.104173" calcext:value-type="float">
            <text:p>0.10417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04144" calcext:value-type="float">
            <text:p>0.104144</text:p>
          </table:table-cell>
          <table:table-cell office:value-type="float" office:value="0.104169" calcext:value-type="float">
            <text:p>0.104169</text:p>
          </table:table-cell>
          <table:table-cell office:value-type="float" office:value="0.10417" calcext:value-type="float">
            <text:p>0.10417</text:p>
          </table:table-cell>
          <table:table-cell office:value-type="float" office:value="0.104165" calcext:value-type="float">
            <text:p>0.104165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04141" calcext:value-type="float">
            <text:p>0.104141</text:p>
          </table:table-cell>
          <table:table-cell office:value-type="string" calcext:value-type="string">
            <text:p>απορρίπτεται</text:p>
          </table:table-cell>
          <table:table-cell table:formula="of:=STDEV([.C28:.N28])" office:value-type="float" office:value="0.0000269949490224994" calcext:value-type="float">
            <text:p>2.69949490224994E-005</text:p>
          </table:table-cell>
          <table:table-cell table:formula="of:=MEDIAN([.C28:.N28])" office:value-type="float" office:value="0.104157" calcext:value-type="float">
            <text:p>0.104157</text:p>
          </table:table-cell>
        </table:table-row>
        <table:table-row table:style-name="ro1">
          <table:table-cell office:value-type="string" calcext:value-type="string">
            <text:p>function_inlining_1</text:p>
          </table:table-cell>
          <table:table-cell/>
          <table:table-cell office:value-type="float" office:value="0.115736" calcext:value-type="float">
            <text:p>0.115736</text:p>
          </table:table-cell>
          <table:table-cell office:value-type="float" office:value="0.115717" calcext:value-type="float">
            <text:p>0.115717</text:p>
          </table:table-cell>
          <table:table-cell office:value-type="float" office:value="0.115713" calcext:value-type="float">
            <text:p>0.115713</text:p>
          </table:table-cell>
          <table:table-cell office:value-type="float" office:value="0.115716" calcext:value-type="float">
            <text:p>0.115716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115733" calcext:value-type="float">
            <text:p>0.115733</text:p>
          </table:table-cell>
          <table:table-cell office:value-type="float" office:value="0.115709" calcext:value-type="float">
            <text:p>0.115709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0.115725" calcext:value-type="float">
            <text:p>0.115725</text:p>
          </table:table-cell>
          <table:table-cell office:value-type="float" office:value="0.115719" calcext:value-type="float">
            <text:p>0.115719</text:p>
          </table:table-cell>
          <table:table-cell office:value-type="float" office:value="0.11571" calcext:value-type="float">
            <text:p>0.11571</text:p>
          </table:table-cell>
          <table:table-cell office:value-type="float" office:value="0.115726" calcext:value-type="float">
            <text:p>0.115726</text:p>
          </table:table-cell>
          <table:table-cell/>
          <table:table-cell table:formula="of:=STDEV([.C29:.N29])" office:value-type="float" office:value="0.00000935292856420954" calcext:value-type="float">
            <text:p>9.35292856420954E-006</text:p>
          </table:table-cell>
          <table:table-cell table:formula="of:=MEDIAN([.C29:.N29])" office:value-type="float" office:value="0.115718" calcext:value-type="float">
            <text:p>0.115718</text:p>
          </table:table-cell>
        </table:table-row>
        <table:table-row table:style-name="ro1">
          <table:table-cell office:value-type="string" calcext:value-type="string">
            <text:p>loop_unrolling_grammh_125_v1</text:p>
          </table:table-cell>
          <table:table-cell/>
          <table:table-cell office:value-type="float" office:value="0.126533" calcext:value-type="float">
            <text:p>0.126533</text:p>
          </table:table-cell>
          <table:table-cell office:value-type="float" office:value="0.126466" calcext:value-type="float">
            <text:p>0.126466</text:p>
          </table:table-cell>
          <table:table-cell office:value-type="float" office:value="0.12651" calcext:value-type="float">
            <text:p>0.12651</text:p>
          </table:table-cell>
          <table:table-cell office:value-type="float" office:value="0.126473" calcext:value-type="float">
            <text:p>0.126473</text:p>
          </table:table-cell>
          <table:table-cell office:value-type="float" office:value="0.126508" calcext:value-type="float">
            <text:p>0.126508</text:p>
          </table:table-cell>
          <table:table-cell office:value-type="float" office:value="0.126469" calcext:value-type="float">
            <text:p>0.126469</text:p>
          </table:table-cell>
          <table:table-cell office:value-type="float" office:value="0.126481" calcext:value-type="float">
            <text:p>0.126481</text:p>
          </table:table-cell>
          <table:table-cell office:value-type="float" office:value="0.12" calcext:value-type="float">
            <text:p>0.12</text:p>
          </table:table-cell>
          <table:table-cell office:value-type="float" office:value="0.126474" calcext:value-type="float">
            <text:p>0.126474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126592" calcext:value-type="float">
            <text:p>0.126592</text:p>
          </table:table-cell>
          <table:table-cell office:value-type="float" office:value="0.126471" calcext:value-type="float">
            <text:p>0.126471</text:p>
          </table:table-cell>
          <table:table-cell/>
          <table:table-cell table:formula="of:=STDEV([.C30:.N30])" office:value-type="float" office:value="0.00187569211468485" calcext:value-type="float">
            <text:p>0.0018756921</text:p>
          </table:table-cell>
          <table:table-cell table:formula="of:=MEDIAN([.C30:.N30])" office:value-type="float" office:value="0.1264775" calcext:value-type="float">
            <text:p>0.1264775</text:p>
          </table:table-cell>
        </table:table-row>
        <table:table-row table:style-name="ro1">
          <table:table-cell office:value-type="string" calcext:value-type="string">
            <text:p>loop_unrolling_grammh_108</text:p>
          </table:table-cell>
          <table:table-cell/>
          <table:table-cell office:value-type="float" office:value="0.14708" calcext:value-type="float">
            <text:p>0.14708</text:p>
          </table:table-cell>
          <table:table-cell table:number-columns-repeated="2" office:value-type="float" office:value="0.147077" calcext:value-type="float">
            <text:p>0.147077</text:p>
          </table:table-cell>
          <table:table-cell office:value-type="float" office:value="0.147039" calcext:value-type="float">
            <text:p>0.147039</text:p>
          </table:table-cell>
          <table:table-cell office:value-type="float" office:value="0.147057" calcext:value-type="float">
            <text:p>0.147057</text:p>
          </table:table-cell>
          <table:table-cell office:value-type="float" office:value="0.147042" calcext:value-type="float">
            <text:p>0.147042</text:p>
          </table:table-cell>
          <table:table-cell office:value-type="float" office:value="0.147089" calcext:value-type="float">
            <text:p>0.147089</text:p>
          </table:table-cell>
          <table:table-cell office:value-type="float" office:value="0.147045" calcext:value-type="float">
            <text:p>0.147045</text:p>
          </table:table-cell>
          <table:table-cell office:value-type="float" office:value="0.14707" calcext:value-type="float">
            <text:p>0.14707</text:p>
          </table:table-cell>
          <table:table-cell office:value-type="float" office:value="0.147072" calcext:value-type="float">
            <text:p>0.147072</text:p>
          </table:table-cell>
          <table:table-cell office:value-type="float" office:value="0.147094" calcext:value-type="float">
            <text:p>0.147094</text:p>
          </table:table-cell>
          <table:table-cell office:value-type="float" office:value="0.147063" calcext:value-type="float">
            <text:p>0.147063</text:p>
          </table:table-cell>
          <table:table-cell office:value-type="string" calcext:value-type="string">
            <text:p>απορρίπτεται</text:p>
          </table:table-cell>
          <table:table-cell table:formula="of:=STDEV([.C31:.N31])" office:value-type="float" office:value="0.0000181531782007421" calcext:value-type="float">
            <text:p>1.81531782007421E-005</text:p>
          </table:table-cell>
          <table:table-cell table:formula="of:=MEDIAN([.C31:.N31])" office:value-type="float" office:value="0.147071" calcext:value-type="float">
            <text:p>0.147071</text:p>
          </table:table-cell>
        </table:table-row>
        <table:table-row table:style-name="ro1">
          <table:table-cell office:value-type="string" calcext:value-type="string">
            <text:p>loop_unrolling_grammh_108_kata_4</text:p>
          </table:table-cell>
          <table:table-cell/>
          <table:table-cell office:value-type="float" office:value="0.17585" calcext:value-type="float">
            <text:p>0.17585</text:p>
          </table:table-cell>
          <table:table-cell office:value-type="float" office:value="0.175786" calcext:value-type="float">
            <text:p>0.175786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175816" calcext:value-type="float">
            <text:p>0.175816</text:p>
          </table:table-cell>
          <table:table-cell office:value-type="float" office:value="0.17579" calcext:value-type="float">
            <text:p>0.17579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75966" calcext:value-type="float">
            <text:p>0.175966</text:p>
          </table:table-cell>
          <table:table-cell office:value-type="float" office:value="0.175852" calcext:value-type="float">
            <text:p>0.175852</text:p>
          </table:table-cell>
          <table:table-cell office:value-type="float" office:value="0.175783" calcext:value-type="float">
            <text:p>0.175783</text:p>
          </table:table-cell>
          <table:table-cell office:value-type="float" office:value="0.175821" calcext:value-type="float">
            <text:p>0.175821</text:p>
          </table:table-cell>
          <table:table-cell office:value-type="float" office:value="0.175847" calcext:value-type="float">
            <text:p>0.175847</text:p>
          </table:table-cell>
          <table:table-cell office:value-type="float" office:value="0.175852" calcext:value-type="float">
            <text:p>0.175852</text:p>
          </table:table-cell>
          <table:table-cell office:value-type="string" calcext:value-type="string">
            <text:p>απορρίπτεται</text:p>
          </table:table-cell>
          <table:table-cell table:formula="of:=STDEV([.C32:.N32])" office:value-type="float" office:value="0.0000626613674419612" calcext:value-type="float">
            <text:p>6.26613674419612E-005</text:p>
          </table:table-cell>
          <table:table-cell table:formula="of:=MEDIAN([.C32:.N32])" office:value-type="float" office:value="0.1758185" calcext:value-type="float">
            <text:p>0.1758185</text:p>
          </table:table-cell>
        </table:table-row>
        <table:table-row table:style-name="ro1">
          <table:table-cell office:value-type="string" calcext:value-type="string">
            <text:p>loop_fusion_vrogxou_107_me_125</text:p>
          </table:table-cell>
          <table:table-cell/>
          <table:table-cell office:value-type="float" office:value="0.152963" calcext:value-type="float">
            <text:p>0.152963</text:p>
          </table:table-cell>
          <table:table-cell office:value-type="float" office:value="0.152941" calcext:value-type="float">
            <text:p>0.152941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152964" calcext:value-type="float">
            <text:p>0.152964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.153018" calcext:value-type="float">
            <text:p>0.153018</text:p>
          </table:table-cell>
          <table:table-cell office:value-type="float" office:value="0.152942" calcext:value-type="float">
            <text:p>0.152942</text:p>
          </table:table-cell>
          <table:table-cell office:value-type="float" office:value="0.152929" calcext:value-type="float">
            <text:p>0.152929</text:p>
          </table:table-cell>
          <table:table-cell office:value-type="float" office:value="0.152969" calcext:value-type="float">
            <text:p>0.152969</text:p>
          </table:table-cell>
          <table:table-cell office:value-type="float" office:value="0.153001" calcext:value-type="float">
            <text:p>0.153001</text:p>
          </table:table-cell>
          <table:table-cell office:value-type="float" office:value="0.152966" calcext:value-type="float">
            <text:p>0.152966</text:p>
          </table:table-cell>
          <table:table-cell office:value-type="float" office:value="0.152933" calcext:value-type="float">
            <text:p>0.152933</text:p>
          </table:table-cell>
          <table:table-cell office:value-type="string" calcext:value-type="string">
            <text:p>απορρίπτεται</text:p>
          </table:table-cell>
          <table:table-cell table:formula="of:=STDEV([.C33:.N33])" office:value-type="float" office:value="0.0000270364512643525" calcext:value-type="float">
            <text:p>2.70364512643525E-005</text:p>
          </table:table-cell>
          <table:table-cell table:formula="of:=MEDIAN([.C33:.N33])" office:value-type="float" office:value="0.1529635" calcext:value-type="float">
            <text:p>0.1529635</text:p>
          </table:table-cell>
        </table:table-row>
        <table:table-row table:style-name="ro1">
          <table:table-cell office:value-type="string" calcext:value-type="string">
            <text:p>code_motion_v2</text:p>
          </table:table-cell>
          <table:table-cell/>
          <table:table-cell office:value-type="float" office:value="0.126502" calcext:value-type="float">
            <text:p>0.126502</text:p>
          </table:table-cell>
          <table:table-cell office:value-type="float" office:value="0.126484" calcext:value-type="float">
            <text:p>0.126484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26496" calcext:value-type="float">
            <text:p>0.126496</text:p>
          </table:table-cell>
          <table:table-cell office:value-type="float" office:value="0.126497" calcext:value-type="float">
            <text:p>0.126497</text:p>
          </table:table-cell>
          <table:table-cell office:value-type="float" office:value="0.126473" calcext:value-type="float">
            <text:p>0.126473</text:p>
          </table:table-cell>
          <table:table-cell office:value-type="float" office:value="0.126492" calcext:value-type="float">
            <text:p>0.126492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126475" calcext:value-type="float">
            <text:p>0.1264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6475" calcext:value-type="float">
            <text:p>0.126475</text:p>
          </table:table-cell>
          <table:table-cell office:value-type="string" calcext:value-type="string">
            <text:p>απορρίπτεται</text:p>
          </table:table-cell>
          <table:table-cell table:formula="of:=STDEV([.C34:.N34])" office:value-type="float" office:value="0.000141026324643394" calcext:value-type="float">
            <text:p>0.0001410263</text:p>
          </table:table-cell>
          <table:table-cell table:formula="of:=MEDIAN([.C34:.N34])" office:value-type="float" office:value="0.1264835" calcext:value-type="float">
            <text:p>0.1264835</text:p>
          </table:table-cell>
        </table:table-row>
        <table:table-row table:style-name="ro1">
          <table:table-cell office:value-type="string" calcext:value-type="string">
            <text:p>code_motion_v1</text:p>
          </table:table-cell>
          <table:table-cell/>
          <table:table-cell office:value-type="float" office:value="0.152993" calcext:value-type="float">
            <text:p>0.152993</text:p>
          </table:table-cell>
          <table:table-cell office:value-type="float" office:value="0.15" calcext:value-type="float">
            <text:p>0.15</text:p>
          </table:table-cell>
          <table:table-cell office:value-type="float" office:value="0.152983" calcext:value-type="float">
            <text:p>0.152983</text:p>
          </table:table-cell>
          <table:table-cell office:value-type="float" office:value="0.15295" calcext:value-type="float">
            <text:p>0.15295</text:p>
          </table:table-cell>
          <table:table-cell office:value-type="float" office:value="0.152988" calcext:value-type="float">
            <text:p>0.152988</text:p>
          </table:table-cell>
          <table:table-cell office:value-type="float" office:value="0.152955" calcext:value-type="float">
            <text:p>0.152955</text:p>
          </table:table-cell>
          <table:table-cell office:value-type="float" office:value="0.152969" calcext:value-type="float">
            <text:p>0.152969</text:p>
          </table:table-cell>
          <table:table-cell office:value-type="float" office:value="0.152926" calcext:value-type="float">
            <text:p>0.152926</text:p>
          </table:table-cell>
          <table:table-cell office:value-type="float" office:value="0.152948" calcext:value-type="float">
            <text:p>0.152948</text:p>
          </table:table-cell>
          <table:table-cell office:value-type="float" office:value="0.152933" calcext:value-type="float">
            <text:p>0.152933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152943" calcext:value-type="float">
            <text:p>0.152943</text:p>
          </table:table-cell>
          <table:table-cell office:value-type="string" calcext:value-type="string">
            <text:p>απορρίπτεται</text:p>
          </table:table-cell>
          <table:table-cell table:formula="of:=STDEV([.C35:.N35])" office:value-type="float" office:value="0.000854268515731264" calcext:value-type="float">
            <text:p>0.0008542685</text:p>
          </table:table-cell>
          <table:table-cell table:formula="of:=MEDIAN([.C35:.N35])" office:value-type="float" office:value="0.152952" calcext:value-type="float">
            <text:p>0.152952</text:p>
          </table:table-cell>
        </table:table-row>
        <table:table-row table:style-name="ro1">
          <table:table-cell office:value-type="string" calcext:value-type="string">
            <text:p>common_sub_elimination_v1</text:p>
          </table:table-cell>
          <table:table-cell/>
          <table:table-cell office:value-type="float" office:value="0.126483" calcext:value-type="float">
            <text:p>0.126483</text:p>
          </table:table-cell>
          <table:table-cell office:value-type="float" office:value="0.126477" calcext:value-type="float">
            <text:p>0.126477</text:p>
          </table:table-cell>
          <table:table-cell office:value-type="float" office:value="0.126491" calcext:value-type="float">
            <text:p>0.126491</text:p>
          </table:table-cell>
          <table:table-cell office:value-type="float" office:value="0.126499" calcext:value-type="float">
            <text:p>0.126499</text:p>
          </table:table-cell>
          <table:table-cell office:value-type="float" office:value="0.126482" calcext:value-type="float">
            <text:p>0.126482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6729" calcext:value-type="float">
            <text:p>0.126729</text:p>
          </table:table-cell>
          <table:table-cell office:value-type="float" office:value="0.126481" calcext:value-type="float">
            <text:p>0.126481</text:p>
          </table:table-cell>
          <table:table-cell office:value-type="float" office:value="0.126516" calcext:value-type="float">
            <text:p>0.126516</text:p>
          </table:table-cell>
          <table:table-cell office:value-type="float" office:value="0.126534" calcext:value-type="float">
            <text:p>0.126534</text:p>
          </table:table-cell>
          <table:table-cell office:value-type="float" office:value="0.126479" calcext:value-type="float">
            <text:p>0.126479</text:p>
          </table:table-cell>
          <table:table-cell/>
          <table:table-cell table:formula="of:=STDEV([.C36:.N36])" office:value-type="float" office:value="0.000164093007625292" calcext:value-type="float">
            <text:p>0.000164093</text:p>
          </table:table-cell>
          <table:table-cell table:formula="of:=MEDIAN([.C36:.N36])" office:value-type="float" office:value="0.126483" calcext:value-type="float">
            <text:p>0.126483</text:p>
          </table:table-cell>
        </table:table-row>
        <table:table-row table:style-name="ro1">
          <table:table-cell office:value-type="string" calcext:value-type="string">
            <text:p>common_sub_elimination_v2</text:p>
          </table:table-cell>
          <table:table-cell/>
          <table:table-cell office:value-type="float" office:value="0.126495" calcext:value-type="float">
            <text:p>0.126495</text:p>
          </table:table-cell>
          <table:table-cell office:value-type="float" office:value="0.126468" calcext:value-type="float">
            <text:p>0.126468</text:p>
          </table:table-cell>
          <table:table-cell office:value-type="float" office:value="0.12649" calcext:value-type="float">
            <text:p>0.12649</text:p>
          </table:table-cell>
          <table:table-cell office:value-type="float" office:value="0.126467" calcext:value-type="float">
            <text:p>0.126467</text:p>
          </table:table-cell>
          <table:table-cell office:value-type="float" office:value="0.126476" calcext:value-type="float">
            <text:p>0.126476</text:p>
          </table:table-cell>
          <table:table-cell office:value-type="float" office:value="0.126467" calcext:value-type="float">
            <text:p>0.126467</text:p>
          </table:table-cell>
          <table:table-cell office:value-type="float" office:value="0.126486" calcext:value-type="float">
            <text:p>0.126486</text:p>
          </table:table-cell>
          <table:table-cell office:value-type="float" office:value="0.12647" calcext:value-type="float">
            <text:p>0.12647</text:p>
          </table:table-cell>
          <table:table-cell table:number-columns-repeated="2" office:value-type="float" office:value="0.126483" calcext:value-type="float">
            <text:p>0.126483</text:p>
          </table:table-cell>
          <table:table-cell office:value-type="float" office:value="0.126498" calcext:value-type="float">
            <text:p>0.126498</text:p>
          </table:table-cell>
          <table:table-cell office:value-type="float" office:value="0.126481" calcext:value-type="float">
            <text:p>0.126481</text:p>
          </table:table-cell>
          <table:table-cell office:value-type="string" calcext:value-type="string">
            <text:p>απορρίπτεται</text:p>
          </table:table-cell>
          <table:table-cell table:formula="of:=STDEV([.C37:.N37])" office:value-type="float" office:value="0.0000108739332461828" calcext:value-type="float">
            <text:p>1.08739332461828E-005</text:p>
          </table:table-cell>
          <table:table-cell table:formula="of:=MEDIAN([.C37:.N37])" office:value-type="float" office:value="0.126482" calcext:value-type="float">
            <text:p>0.126482</text:p>
          </table:table-cell>
        </table:table-row>
        <table:table-row table:style-name="ro1">
          <table:table-cell office:value-type="string" calcext:value-type="string">
            <text:p>str_reduction_v1</text:p>
          </table:table-cell>
          <table:table-cell/>
          <table:table-cell office:value-type="float" office:value="0.126665" calcext:value-type="float">
            <text:p>0.126665</text:p>
          </table:table-cell>
          <table:table-cell office:value-type="float" office:value="0.126542" calcext:value-type="float">
            <text:p>0.126542</text:p>
          </table:table-cell>
          <table:table-cell office:value-type="float" office:value="0.126524" calcext:value-type="float">
            <text:p>0.126524</text:p>
          </table:table-cell>
          <table:table-cell office:value-type="float" office:value="0.126504" calcext:value-type="float">
            <text:p>0.126504</text:p>
          </table:table-cell>
          <table:table-cell office:value-type="float" office:value="0.12653" calcext:value-type="float">
            <text:p>0.1265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6518" calcext:value-type="float">
            <text:p>0.126518</text:p>
          </table:table-cell>
          <table:table-cell office:value-type="float" office:value="0.126521" calcext:value-type="float">
            <text:p>0.126521</text:p>
          </table:table-cell>
          <table:table-cell office:value-type="float" office:value="0.126517" calcext:value-type="float">
            <text:p>0.126517</text:p>
          </table:table-cell>
          <table:table-cell office:value-type="float" office:value="0.126521" calcext:value-type="float">
            <text:p>0.126521</text:p>
          </table:table-cell>
          <table:table-cell office:value-type="float" office:value="0.126535" calcext:value-type="float">
            <text:p>0.126535</text:p>
          </table:table-cell>
          <table:table-cell office:value-type="float" office:value="0.126511" calcext:value-type="float">
            <text:p>0.126511</text:p>
          </table:table-cell>
          <table:table-cell/>
          <table:table-cell table:formula="of:=STDEV([.C38:.N38])" office:value-type="float" office:value="0.000160192119505033" calcext:value-type="float">
            <text:p>0.0001601921</text:p>
          </table:table-cell>
          <table:table-cell table:formula="of:=MEDIAN([.C38:.N38])" office:value-type="float" office:value="0.126521" calcext:value-type="float">
            <text:p>0.126521</text:p>
          </table:table-cell>
        </table:table-row>
        <table:table-row table:style-name="ro1">
          <table:table-cell office:value-type="string" calcext:value-type="string">
            <text:p>str_reduction_v3</text:p>
          </table:table-cell>
          <table:table-cell/>
          <table:table-cell office:value-type="float" office:value="0.116787" calcext:value-type="float">
            <text:p>0.116787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0.116737" calcext:value-type="float">
            <text:p>0.116737</text:p>
          </table:table-cell>
          <table:table-cell office:value-type="float" office:value="0.116728" calcext:value-type="float">
            <text:p>0.116728</text:p>
          </table:table-cell>
          <table:table-cell office:value-type="float" office:value="0.116763" calcext:value-type="float">
            <text:p>0.116763</text:p>
          </table:table-cell>
          <table:table-cell office:value-type="float" office:value="0.116761" calcext:value-type="float">
            <text:p>0.116761</text:p>
          </table:table-cell>
          <table:table-cell office:value-type="float" office:value="0.116866" calcext:value-type="float">
            <text:p>0.116866</text:p>
          </table:table-cell>
          <table:table-cell office:value-type="float" office:value="0.11675" calcext:value-type="float">
            <text:p>0.11675</text:p>
          </table:table-cell>
          <table:table-cell office:value-type="float" office:value="0.11674" calcext:value-type="float">
            <text:p>0.11674</text:p>
          </table:table-cell>
          <table:table-cell office:value-type="float" office:value="0.116764" calcext:value-type="float">
            <text:p>0.116764</text:p>
          </table:table-cell>
          <table:table-cell office:value-type="float" office:value="0.117104" calcext:value-type="float">
            <text:p>0.117104</text:p>
          </table:table-cell>
          <table:table-cell office:value-type="float" office:value="0.116749" calcext:value-type="float">
            <text:p>0.116749</text:p>
          </table:table-cell>
          <table:table-cell/>
          <table:table-cell table:formula="of:=STDEV([.C39:.N39])" office:value-type="float" office:value="0.000105650223364505" calcext:value-type="float">
            <text:p>0.0001056502</text:p>
          </table:table-cell>
          <table:table-cell table:formula="of:=MEDIAN([.C39:.N39])" office:value-type="float" office:value="0.1167555" calcext:value-type="float">
            <text:p>0.1167555</text:p>
          </table:table-cell>
        </table:table-row>
        <table:table-row table:style-name="ro1">
          <table:table-cell office:value-type="string" calcext:value-type="string">
            <text:p>function_inlining_v2</text:p>
          </table:table-cell>
          <table:table-cell/>
          <table:table-cell office:value-type="float" office:value="0.116694" calcext:value-type="float">
            <text:p>0.116694</text:p>
          </table:table-cell>
          <table:table-cell office:value-type="float" office:value="0.116719" calcext:value-type="float">
            <text:p>0.116719</text:p>
          </table:table-cell>
          <table:table-cell office:value-type="float" office:value="0.116718" calcext:value-type="float">
            <text:p>0.116718</text:p>
          </table:table-cell>
          <table:table-cell office:value-type="float" office:value="0.116733" calcext:value-type="float">
            <text:p>0.116733</text:p>
          </table:table-cell>
          <table:table-cell office:value-type="float" office:value="0.116693" calcext:value-type="float">
            <text:p>0.116693</text:p>
          </table:table-cell>
          <table:table-cell office:value-type="float" office:value="0.116696" calcext:value-type="float">
            <text:p>0.116696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11672" calcext:value-type="float">
            <text:p>0.11672</text:p>
          </table:table-cell>
          <table:table-cell office:value-type="float" office:value="0.116688" calcext:value-type="float">
            <text:p>0.116688</text:p>
          </table:table-cell>
          <table:table-cell office:value-type="float" office:value="0.116712" calcext:value-type="float">
            <text:p>0.116712</text:p>
          </table:table-cell>
          <table:table-cell office:value-type="float" office:value="0.116679" calcext:value-type="float">
            <text:p>0.116679</text:p>
          </table:table-cell>
          <table:table-cell office:value-type="float" office:value="0.116686" calcext:value-type="float">
            <text:p>0.116686</text:p>
          </table:table-cell>
          <table:table-cell/>
          <table:table-cell table:formula="of:=STDEV([.C40:.N40])" office:value-type="float" office:value="0.0000172158753374994" calcext:value-type="float">
            <text:p>1.72158753374994E-005</text:p>
          </table:table-cell>
          <table:table-cell table:formula="of:=MEDIAN([.C40:.N40])" office:value-type="float" office:value="0.116695" calcext:value-type="float">
            <text:p>0.116695</text:p>
          </table:table-cell>
        </table:table-row>
        <table:table-row table:style-name="ro1">
          <table:table-cell office:value-type="string" calcext:value-type="string">
            <text:p>teliko</text:p>
          </table:table-cell>
          <table:table-cell/>
          <table:table-cell office:value-type="float" office:value="0.100969" calcext:value-type="float">
            <text:p>0.10096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100918" calcext:value-type="float">
            <text:p>0.100918</text:p>
          </table:table-cell>
          <table:table-cell office:value-type="float" office:value="0.10094" calcext:value-type="float">
            <text:p>0.10094</text:p>
          </table:table-cell>
          <table:table-cell office:value-type="float" office:value="0.100942" calcext:value-type="float">
            <text:p>0.10094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0951" calcext:value-type="float">
            <text:p>0.100951</text:p>
          </table:table-cell>
          <table:table-cell office:value-type="float" office:value="0.100921" calcext:value-type="float">
            <text:p>0.100921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100918" calcext:value-type="float">
            <text:p>0.100918</text:p>
          </table:table-cell>
          <table:table-cell office:value-type="float" office:value="0.100938" calcext:value-type="float">
            <text:p>0.100938</text:p>
          </table:table-cell>
          <table:table-cell/>
          <table:table-cell table:formula="of:=STDEV([.C41:.N41])" office:value-type="float" office:value="0.000272578206736851" calcext:value-type="float">
            <text:p>0.0002725782</text:p>
          </table:table-cell>
          <table:table-cell table:formula="of:=MEDIAN([.C41:.N41])" office:value-type="float" office:value="0.100941" calcext:value-type="float">
            <text:p>0.100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20:11:57.402141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1:13:20.521398661</meta:creation-date>
    <dc:date>2015-03-08T22:18:20.411690104</dc:date>
    <meta:editing-duration>PT9H7M46S</meta:editing-duration>
    <meta:editing-cycles>16</meta:editing-cycles>
    <meta:generator>LibreOffice/4.2.7.2$Linux_X86_64 LibreOffice_project/420m0$Build-2</meta:generator>
    <meta:document-statistic meta:table-count="1" meta:cell-count="542" meta:object-count="0"/>
  </office:meta>
</office:document-meta>
</file>